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T1" style:family="text">
      <style:text-properties officeooo:rsid="00160296"/>
    </style:style>
    <style:style style:name="T2" style:family="text">
      <style:text-properties officeooo:rsid="001e34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ver concepito ed organizzato i Sonderkommandos è stato il delitto più demoniaco del <text:span text:style-name="T1">nazismo</text:span>.</text:p>
      <text:p text:style-name="P1">Attraverso questa istituzione, si tentava di spostare su altri, e precisamente sulle vittime, il peso della colpa, talché, a loro sollievo, non rimanesse neppure la consapevolezza di essere innocenti.</text:p>
      <text:p text:style-name="P1">Facevo parte di un Sonderkommando: uno dei tanti gruppi di lavoro, composti quasi esclusivamente da Ebrei, che lavoravano nelle camere a gas e nei crematori. Ero dunque parte integrante ed attiva del meccanismo di sterminio: accompagnavo i condannati, aprivo le botole da cui l’ufficiale tedesco di turno faceva cadere il gas letale, estraevo i denti d’oro dei morti, trasportavo via i cadaveri per gettarli nei forni o nelle fosse comuni…lavoro sporco che toccava a me. Questo ruolo mi garantiva, però, per un certo periodo di tempo, condizioni di vita migliori rispetto a quelle degli altri prigionieri. Tuttavia, anch’io sapevo di essere destinato ad essere ucciso dopo qualche mese…ero un testimone pericoloso.</text:p>
      <text:p text:style-name="P1">Dentro i campi, intanto, riuscire a sopravvivere ancora un giorno era per i più l’unico obiettivo, ogni altra volontà era annientata, e si percepiva che l’umanità era umiliata ,distrutta, disumanizzata.</text:p>
      <text:p text:style-name="P1">Fu così che accettai di svolgere il compito odioso che mi avevano propost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15:44:49.493155490</meta:creation-date>
    <dc:date>2021-01-27T15:55:36.660921015</dc:date>
    <meta:editing-duration>PT10H29M20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1" meta:paragraph-count="5" meta:word-count="197" meta:character-count="1284" meta:non-whitespace-character-count="1092"/>
  </office:meta>
</office:document-meta>
</file>